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 office:value-type="string">
            <text:p>Umsatz abgerechnet und nicht im Saldo enthalten;"Wertstellung";"Belegdatum";"Beschreibung";"Betrag (EUR)";"Ursprünglicher Betrag";</text:p>
          </table:table-cell>
        </table:table-row>
        <table:table-row table:style-name="ro2">
          <table:table-cell office:value-type="string">
            <text:p>Ja;"02.01.2020";"30.12.2019";"EDEKAMUENCHEN";"-12,63";"";</text:p>
          </table:table-cell>
        </table:table-row>
        <table:table-row table:style-name="ro2">
          <table:table-cell office:value-type="string">
            <text:p>Ja;"30.12.2019";"27.12.2019";"UBER TRIP HELP.UBER.COMhelp.uber.com";"-5,25";"";</text:p>
          </table:table-cell>
        </table:table-row>
        <table:table-row table:style-name="ro2">
          <table:table-cell office:value-type="string">
            <text:p>Ja;"30.12.2019";"27.12.2019";"HVB, LINDWURMSTRASSE 8MUENCHEN";"-90,00";"";</text:p>
          </table:table-cell>
        </table:table-row>
        <table:table-row table:style-name="ro2">
          <table:table-cell office:value-type="string">
            <text:p>Ja;"27.12.2019";"23.12.2019";"DB BAHN <text:s/>A-NR 7AH214INTERNET";"-26,00";"";</text:p>
          </table:table-cell>
        </table:table-row>
        <table:table-row table:style-name="ro2">
          <table:table-cell office:value-type="string">
            <text:p>Ja;"27.12.2019";"23.12.2019";"SPARDA-BANK MUENCHEN35031 MUENCHE";"-90,00";"";</text:p>
          </table:table-cell>
        </table:table-row>
        <table:table-row table:style-name="ro2">
          <table:table-cell office:value-type="string">
            <text:p>Ja;"23.12.2019";"20.12.2019";"STADTSPARKASSE MUENCHENFL 098";"-90,00";"";</text:p>
          </table:table-cell>
        </table:table-row>
        <table:table-row table:style-name="ro2">
          <table:table-cell office:value-type="string">
            <text:p>Ja;"21.12.2019";"20.12.2019";"Ausgleich Kreditkarte gem. Abrechnung v. 20.12.19";"505,71";"";</text:p>
          </table:table-cell>
        </table:table-row>
        <table:table-row table:style-name="ro2">
          <table:table-cell office:value-type="string">
            <text:p>Ja;"20.12.2019";"19.12.2019";"UBER JUMP HELP.UBER.COMAmsterdam";"-5,20";"";</text:p>
          </table:table-cell>
        </table:table-row>
        <table:table-row table:style-name="ro2">
          <table:table-cell office:value-type="string">
            <text:p>Ja;"19.12.2019";"18.12.2019";"RAIFFEISENBANK M.NCH ATM.MUENCHEN";"-90,00";"";</text:p>
          </table:table-cell>
        </table:table-row>
        <table:table-row table:style-name="ro2">
          <table:table-cell office:value-type="string">
            <text:p>Ja;"16.12.2019";"15.12.2019";"SpotifyStockholm";"-9,99";"";</text:p>
          </table:table-cell>
        </table:table-row>
        <table:table-row table:style-name="ro2">
          <table:table-cell office:value-type="string">
            <text:p>Ja;"16.12.2019";"15.12.2019";"STADTSPARKASSE MUENCHENFL 098";"-80,00";"";</text:p>
          </table:table-cell>
        </table:table-row>
        <table:table-row table:style-name="ro2">
          <table:table-cell office:value-type="string">
            <text:p>Ja;"09.12.2019";"07.12.2019";"STADTSPARKASSE MUENCHENFL 240";"-90,00";"";</text:p>
          </table:table-cell>
        </table:table-row>
        <table:table-row table:style-name="ro2">
          <table:table-cell office:value-type="string">
            <text:p>Ja;"02.12.2019";"30.11.2019";"STADTSPARKASSE MUENCHENFL 174";"-90,00";"";</text:p>
          </table:table-cell>
        </table:table-row>
        <table:table-row table:style-name="ro2">
          <table:table-cell office:value-type="string">
            <text:p>Ja;"26.11.2019";"25.11.2019";"HVB, FRANKFURTER RINGMUENCHEN";"-90,00";"";</text:p>
          </table:table-cell>
        </table:table-row>
        <table:table-row table:style-name="ro2">
          <table:table-cell office:value-type="string">
            <text:p>Ja;"25.11.2019";"23.11.2019";"UBER TRIP HELP.UBER.COMhelp.uber.com";"-1,00";"";</text:p>
          </table:table-cell>
        </table:table-row>
        <table:table-row table:style-name="ro2">
          <table:table-cell office:value-type="string">
            <text:p>Ja;"25.11.2019";"23.11.2019";"UBER TRIP HELP.UBER.COMhelp.uber.com";"-15,82";"";</text:p>
          </table:table-cell>
        </table:table-row>
        <table:table-row table:style-name="ro2">
          <table:table-cell office:value-type="string">
            <text:p>Ja;"25.11.2019";"23.11.2019";"DB BAHN <text:s/>A-NR OGP2GAINTERNET";"-25,00";"";</text:p>
          </table:table-cell>
        </table:table-row>
        <table:table-row table:style-name="ro2">
          <table:table-cell office:value-type="string">
            <text:p>Ja;"25.11.2019";"24.11.2019";"DB BAHN <text:s/>A-NR 9Q284KINTERNET";"-8,70";"";</text:p>
          </table:table-cell>
        </table:table-row>
        <table:table-row table:style-name="ro2">
          <table:table-cell office:value-type="string">
            <text:p>Ja;"23.11.2019";"22.11.2019";"Ausgleich Kreditkarte gem. Abrechnung v. 22.11.19";"1.095,50";"";</text:p>
          </table:table-cell>
        </table:table-row>
        <table:table-row table:style-name="ro2">
          <table:table-cell office:value-type="string">
            <text:p>Ja;"22.11.2019";"21.11.2019";"RAIFFEISENBANK M.NCH ATM.MUENCHEN";"-50,00";"";</text:p>
          </table:table-cell>
        </table:table-row>
        <table:table-row table:style-name="ro2">
          <table:table-cell office:value-type="string">
            <text:p>Ja;"20.11.2019";"19.11.2019";"Restaurant ShandizMunchen";"-36,00";"";</text:p>
          </table:table-cell>
        </table:table-row>
        <table:table-row table:style-name="ro2">
          <table:table-cell office:value-type="string">
            <text:p>Ja;"20.11.2019";"19.11.2019";"HVB, LINDWURMSTRASSE 8MUENCHEN";"-90,00";"";</text:p>
          </table:table-cell>
        </table:table-row>
        <table:table-row table:style-name="ro2">
          <table:table-cell office:value-type="string">
            <text:p>Ja;"18.11.2019";"15.11.2019";"SpotifyStockholm";"-9,99";"";</text:p>
          </table:table-cell>
        </table:table-row>
        <table:table-row table:style-name="ro2">
          <table:table-cell office:value-type="string">
            <text:p>Ja;"18.11.2019";"17.11.2019";"UBER TRIP HELP.UBER.COMhelp.uber.com";"-16,46";"";</text:p>
          </table:table-cell>
        </table:table-row>
        <table:table-row table:style-name="ro2">
          <table:table-cell office:value-type="string">
            <text:p>Ja;"18.11.2019";"17.11.2019";"Lieferando.deAmsterdam";"-19,90";"";</text:p>
          </table:table-cell>
        </table:table-row>
        <table:table-row table:style-name="ro2">
          <table:table-cell office:value-type="string">
            <text:p>Ja;"14.11.2019";"13.11.2019";"HVB, LINDWURMSTRASSE 8MUENCHEN";"-100,00";"";</text:p>
          </table:table-cell>
        </table:table-row>
        <table:table-row table:style-name="ro2">
          <table:table-cell office:value-type="string">
            <text:p>Ja;"07.11.2019";"06.11.2019";"DB BAHN <text:s/>A-NR EMU99PINTERNET";"-11,60";"";</text:p>
          </table:table-cell>
        </table:table-row>
        <table:table-row table:style-name="ro2">
          <table:table-cell office:value-type="string">
            <text:p>Ja;"07.11.2019";"06.11.2019";"STELLA MARIS HOTELHAMBURG";"-425,00";"";</text:p>
          </table:table-cell>
        </table:table-row>
        <table:table-row table:style-name="ro2">
          <table:table-cell office:value-type="string">
            <text:p>Ja;"04.11.2019";"01.11.2019";"DB BAHN <text:s/>A-NR YW4GEWINTERNET";"-25,00";"";</text:p>
          </table:table-cell>
        </table:table-row>
        <table:table-row table:style-name="ro2">
          <table:table-cell office:value-type="string">
            <text:p>Ja;"04.11.2019";"01.11.2019";"SPARDA-BANK MUENCHEN35032 HAUPTBA";"-100,00";"";</text:p>
          </table:table-cell>
        </table:table-row>
        <table:table-row table:style-name="ro2">
          <table:table-cell office:value-type="string">
            <text:p>Ja;"04.11.2019";"03.11.2019";"DB BAHN <text:s/>A-NR WPG1GHINTERNET";"-11,60";"";</text:p>
          </table:table-cell>
        </table:table-row>
        <table:table-row table:style-name="ro2">
          <table:table-cell office:value-type="string">
            <text:p>Ja;"29.10.2019";"27.10.2019";"UBER JUMP HELP.UBER.COMAmsterdam";"-3,80";"";</text:p>
          </table:table-cell>
        </table:table-row>
        <table:table-row table:style-name="ro2">
          <table:table-cell office:value-type="string">
            <text:p>Ja;"28.10.2019";"25.10.2019";"EB *HERBSTTAGUNG DES G801-413-7200";"-80,00";"";</text:p>
          </table:table-cell>
        </table:table-row>
        <table:table-row table:style-name="ro2">
          <table:table-cell office:value-type="string">
            <text:p>Ja;"28.10.2019";"26.10.2019";"MUENCHNER BANK EGM}NCHEN";"-100,00";"";</text:p>
          </table:table-cell>
        </table:table-row>
        <table:table-row table:style-name="ro2">
          <table:table-cell office:value-type="string">
            <text:p>Ja;"23.10.2019";"21.10.2019";"DE KOFFIE SALON - WESTAMSTERDAM";"-16,15";"";</text:p>
          </table:table-cell>
        </table:table-row>
        <table:table-row table:style-name="ro2">
          <table:table-cell office:value-type="string">
            <text:p>Ja;"23.10.2019";"22.10.2019";"Ausgleich Kreditkarte gem. Abrechnung v. 22.10.19";"522,86";"";</text:p>
          </table:table-cell>
        </table:table-row>
        <table:table-row table:style-name="ro2">
          <table:table-cell office:value-type="string">
            <text:p>Ja;"22.10.2019";"21.10.2019";"HMS Host InternationalAmsterdam";"-4,55";"";</text:p>
          </table:table-cell>
        </table:table-row>
        <table:table-row table:style-name="ro2">
          <table:table-cell office:value-type="string">
            <text:p>Ja;"21.10.2019";"19.10.2019";"MARTINOTAMSTERDAM";"-37,10";"";</text:p>
          </table:table-cell>
        </table:table-row>
        <table:table-row table:style-name="ro2">
          <table:table-cell office:value-type="string">
            <text:p>Ja;"21.10.2019";"19.10.2019";"ANMOL INDIAAS RESTAMSTERDAM";"-35,00";"";</text:p>
          </table:table-cell>
        </table:table-row>
        <table:table-row table:style-name="ro2">
          <table:table-cell office:value-type="string">
            <text:p>Ja;"21.10.2019";"19.10.2019";"DB BAHN <text:s/>A-NR NVTVBVINTERNET";"-11,60";"";</text:p>
          </table:table-cell>
        </table:table-row>
        <table:table-row table:style-name="ro2">
          <table:table-cell office:value-type="string">
            <text:p>Ja;"21.10.2019";"20.10.2019";"UBER TRIP HELP.UBER.COMAmsterdam";"-6,00";"";</text:p>
          </table:table-cell>
        </table:table-row>
        <table:table-row table:style-name="ro2">
          <table:table-cell office:value-type="string">
            <text:p>Ja;"21.10.2019";"19.10.2019";"VR-BANK ERDING EGMUC";"-100,00";"";</text:p>
          </table:table-cell>
        </table:table-row>
        <table:table-row table:style-name="ro2">
          <table:table-cell office:value-type="string">
            <text:p>Ja;"21.10.2019";"20.10.2019";"UBER TRIP HELP.UBER.COMAmsterdam";"-31,62";"";</text:p>
          </table:table-cell>
        </table:table-row>
        <table:table-row table:style-name="ro2">
          <table:table-cell office:value-type="string">
            <text:p>Ja;"21.10.2019";"20.10.2019";"RED STAR AMSTERDAMAMSTERDAM";"-30,00";"";</text:p>
          </table:table-cell>
        </table:table-row>
        <table:table-row table:style-name="ro2">
          <table:table-cell office:value-type="string">
            <text:p>Ja;"16.10.2019";"15.10.2019";"SpotifyStockholm";"-9,99";"";</text:p>
          </table:table-cell>
        </table:table-row>
        <table:table-row table:style-name="ro2">
          <table:table-cell office:value-type="string">
            <text:p>Ja;"10.10.2019";"09.10.2019";"RAIFFEISENBANK M.NCH ATM.MUENCHEN";"-100,00";"";</text:p>
          </table:table-cell>
        </table:table-row>
        <table:table-row table:style-name="ro2">
          <table:table-cell office:value-type="string">
            <text:p>Ja;"07.10.2019";"06.10.2019";"DB BAHN <text:s/>A-NR 4TBXGEINTERNET";"-32,00";"";</text:p>
          </table:table-cell>
        </table:table-row>
        <table:table-row table:style-name="ro2">
          <table:table-cell office:value-type="string">
            <text:p>Ja;"04.10.2019";"03.10.2019";"DB BAHN <text:s/>A-NR A7HLBUINTERNET";"-25,00";"";</text:p>
          </table:table-cell>
        </table:table-row>
        <table:table-row table:style-name="ro2">
          <table:table-cell office:value-type="string">
            <text:p>Ja;"24.09.2019";"23.09.2019";"RAIFFEISENBANK M.NCH ATM.MUENCHEN";"-100,00";"";</text:p>
          </table:table-cell>
        </table:table-row>
        <table:table-row table:style-name="ro2">
          <table:table-cell office:value-type="string">
            <text:p>Ja;"21.09.2019";"20.09.2019";"Ausgleich Kreditkarte gem. Abrechnung v. 20.09.19";"583,63";"";</text:p>
          </table:table-cell>
        </table:table-row>
        <table:table-row table:style-name="ro2">
          <table:table-cell office:value-type="string">
            <text:p>Ja;"16.09.2019";"13.09.2019";"DB BAHN <text:s/>A-NR P4TV49INTERNET";"-27,00";"";</text:p>
          </table:table-cell>
        </table:table-row>
        <table:table-row table:style-name="ro2">
          <table:table-cell office:value-type="string">
            <text:p>Ja;"16.09.2019";"15.09.2019";"DB BAHN <text:s/>A-NR 4A1SXGINTERNET";"-25,00";"";</text:p>
          </table:table-cell>
        </table:table-row>
        <table:table-row table:style-name="ro2">
          <table:table-cell office:value-type="string">
            <text:p>Ja;"16.09.2019";"14.09.2019";"COMMERZBANK ATMREGENSBURG";"-100,00";"";</text:p>
          </table:table-cell>
        </table:table-row>
        <table:table-row table:style-name="ro2">
          <table:table-cell office:value-type="string">
            <text:p>Ja;"16.09.2019";"15.09.2019";"SpotifyStockholm";"-9,99";"";</text:p>
          </table:table-cell>
        </table:table-row>
        <table:table-row table:style-name="ro2">
          <table:table-cell office:value-type="string">
            <text:p>Ja;"16.09.2019";"15.09.2019";"Lieferando.deAmsterdam";"-17,00";"";</text:p>
          </table:table-cell>
        </table:table-row>
        <table:table-row table:style-name="ro2">
          <table:table-cell office:value-type="string">
            <text:p>Ja;"12.09.2019";"11.09.2019";"Lieferando.deAmsterdam";"-34,90";"";</text:p>
          </table:table-cell>
        </table:table-row>
        <table:table-row table:style-name="ro2">
          <table:table-cell office:value-type="string">
            <text:p>Ja;"09.09.2019";"08.09.2019";"UBER TRIP HELP.UBER.COMhelp.uber.com";"-6,54";"";</text:p>
          </table:table-cell>
        </table:table-row>
        <table:table-row table:style-name="ro2">
          <table:table-cell office:value-type="string">
            <text:p>Ja;"09.09.2019";"08.09.2019";"Lieferando.deAmsterdam";"-15,70";"";</text:p>
          </table:table-cell>
        </table:table-row>
        <table:table-row table:style-name="ro2">
          <table:table-cell office:value-type="string">
            <text:p>Ja;"09.09.2019";"07.09.2019";"COMMERZBANK ATMM.NCHEN";"-100,00";"";</text:p>
          </table:table-cell>
        </table:table-row>
        <table:table-row table:style-name="ro2">
          <table:table-cell office:value-type="string">
            <text:p>Ja;"03.09.2019";"02.09.2019";"DM-Drogerie MarktMuenchen";"-10,60";"";</text:p>
          </table:table-cell>
        </table:table-row>
        <table:table-row table:style-name="ro2">
          <table:table-cell office:value-type="string">
            <text:p>Ja;"03.09.2019";"02.09.2019";"HVB, LINDWURMSTRASSE 8MUENCHEN";"-100,00";"";</text:p>
          </table:table-cell>
        </table:table-row>
        <table:table-row table:style-name="ro2">
          <table:table-cell office:value-type="string">
            <text:p>Ja;"02.09.2019";"31.08.2019";"STADT- UND KSK ERLANGENM-LUTH-PL.";"-100,00";"";</text:p>
          </table:table-cell>
        </table:table-row>
        <table:table-row table:style-name="ro2">
          <table:table-cell office:value-type="string">
            <text:p>Ja;"29.08.2019";"28.08.2019";"DB BAHN <text:s/>A-NR 3P9ZVAINTERNET";"-36,90";"";</text:p>
          </table:table-cell>
        </table:table-row>
        <table:table-row table:style-name="ro2">
          <table:table-cell office:value-type="string">
            <text:p>Ja;"23.08.2019";"22.08.2019";"Ausgleich Kreditkarte gem. Abrechnung v. 22.08.19";"259,16";"";</text:p>
          </table:table-cell>
        </table:table-row>
        <table:table-row table:style-name="ro2">
          <table:table-cell office:value-type="string">
            <text:p>Ja;"19.08.2019";"16.08.2019";"OMV 7240/Kiefersfelden";"-9,20";"";</text:p>
          </table:table-cell>
        </table:table-row>
        <table:table-row table:style-name="ro2">
          <table:table-cell office:value-type="string">
            <text:p>Ja;"19.08.2019";"16.08.2019";"MAUTSTELLE SCHOENBERGSCHOENBERG";"-9,50";"";</text:p>
          </table:table-cell>
        </table:table-row>
        <table:table-row table:style-name="ro2">
          <table:table-cell office:value-type="string">
            <text:p>Ja;"16.08.2019";"15.08.2019";"DB BAHN <text:s/>A-NR XDLFM4INTERNET";"-25,00";"";</text:p>
          </table:table-cell>
        </table:table-row>
        <table:table-row table:style-name="ro2">
          <table:table-cell office:value-type="string">
            <text:p>Ja;"16.08.2019";"15.08.2019";"SpotifyStockholm";"-9,99";"";</text:p>
          </table:table-cell>
        </table:table-row>
        <table:table-row table:style-name="ro2">
          <table:table-cell office:value-type="string">
            <text:p>Ja;"05.08.2019";"03.08.2019";"Tankstelle Feucht OstFeucht";"-0,70";"";</text:p>
          </table:table-cell>
        </table:table-row>
        <table:table-row table:style-name="ro2">
          <table:table-cell office:value-type="string">
            <text:p>Ja;"05.08.2019";"03.08.2019";"Tankstelle Feucht OstFeucht";"-2,50";"";</text:p>
          </table:table-cell>
        </table:table-row>
        <table:table-row table:style-name="ro2">
          <table:table-cell office:value-type="string">
            <text:p>Ja;"02.08.2019";"01.08.2019";"Banyan Vietnamese RestaurMunchen";"-76,00";"";</text:p>
          </table:table-cell>
        </table:table-row>
        <table:table-row table:style-name="ro2">
          <table:table-cell office:value-type="string">
            <text:p>Ja;"31.07.2019";"30.07.2019";"EDEKA M LINDWURMST 858MUENCHEN";"-5,27";"";</text:p>
          </table:table-cell>
        </table:table-row>
        <table:table-row table:style-name="ro2">
          <table:table-cell office:value-type="string">
            <text:p>Ja;"26.07.2019";"25.07.2019";"HVB, LINDWURMSTRASSE 8MUENCHEN";"-100,00";"";</text:p>
          </table:table-cell>
        </table:table-row>
        <table:table-row table:style-name="ro2">
          <table:table-cell office:value-type="string">
            <text:p>Ja;"25.07.2019";"24.07.2019";"RESTAURANT LOSTERIAMUENCHEN";"-21,00";"";</text:p>
          </table:table-cell>
        </table:table-row>
        <table:table-row table:style-name="ro2">
          <table:table-cell office:value-type="string">
            <text:p>Ja;"23.07.2019";"22.07.2019";"Ausgleich Kreditkarte gem. Abrechnung v. 22.07.19";"609,60";"";</text:p>
          </table:table-cell>
        </table:table-row>
        <table:table-row table:style-name="ro2">
          <table:table-cell office:value-type="string">
            <text:p>Ja;"22.07.2019";"21.07.2019";"DB BAHN <text:s/>A-NR GTRG92INTERNET";"-2,90";"";</text:p>
          </table:table-cell>
        </table:table-row>
        <table:table-row table:style-name="ro2">
          <table:table-cell office:value-type="string">
            <text:p>Ja;"12.07.2019";"11.07.2019";"HVB, LINDWURMSTRASSE 8MUENCHEN";"-100,00";"";</text:p>
          </table:table-cell>
        </table:table-row>
        <table:table-row table:style-name="ro2">
          <table:table-cell office:value-type="string">
            <text:p>Ja;"12.07.2019";"11.07.2019";"TAKUMI GMBHMUNCHEN";"-46,00";"";</text:p>
          </table:table-cell>
        </table:table-row>
        <table:table-row table:style-name="ro2">
          <table:table-cell office:value-type="string">
            <text:p>Ja;"11.07.2019";"10.07.2019";"DB BAHN <text:s/>A-NR O61YGSINTERNET";"-8,90";"";</text:p>
          </table:table-cell>
        </table:table-row>
        <table:table-row table:style-name="ro2">
          <table:table-cell office:value-type="string">
            <text:p>Ja;"09.07.2019";"07.07.2019";"ARAL STATION 191165109MUENCHEN";"-10,94";"";</text:p>
          </table:table-cell>
        </table:table-row>
        <table:table-row table:style-name="ro2">
          <table:table-cell office:value-type="string">
            <text:p>Ja;"09.07.2019";"08.07.2019";"EDEKA M LINDWURMST 858MUENCHEN";"-8,45";"";</text:p>
          </table:table-cell>
        </table:table-row>
        <table:table-row table:style-name="ro2">
          <table:table-cell office:value-type="string">
            <text:p>Ja;"08.07.2019";"06.07.2019";"OMV 5575/Ellmau";"-38,59";"";</text:p>
          </table:table-cell>
        </table:table-row>
        <table:table-row table:style-name="ro2">
          <table:table-cell office:value-type="string">
            <text:p>Ja;"05.07.2019";"04.07.2019";"DB BAHN <text:s/>A-NR 84Q2YGINTERNET";"-2,90";"";</text:p>
          </table:table-cell>
        </table:table-row>
        <table:table-row table:style-name="ro2">
          <table:table-cell office:value-type="string">
            <text:p>Ja;"04.07.2019";"03.07.2019";"SPARDA-BANK MUENCHEN35033 HAUPTBA";"-100,00";"";</text:p>
          </table:table-cell>
        </table:table-row>
        <table:table-row table:style-name="ro2">
          <table:table-cell office:value-type="string">
            <text:p>Ja;"01.07.2019";"28.06.2019";"Rastanlage Samerberg SuedRohrdorf";"-2,98";"";</text:p>
          </table:table-cell>
        </table:table-row>
        <table:table-row table:style-name="ro2">
          <table:table-cell office:value-type="string">
            <text:p>Ja;"01.07.2019";"28.06.2019";"EDEKA MUENCHEN. IMPLERMUENCHEN";"-15,46";"";</text:p>
          </table:table-cell>
        </table:table-row>
        <table:table-row table:style-name="ro2">
          <table:table-cell office:value-type="string">
            <text:p>Ja;"01.07.2019";"30.06.2019";"Eni ServiceStation 7118Schladming";"-41,84";"";</text:p>
          </table:table-cell>
        </table:table-row>
        <table:table-row table:style-name="ro2">
          <table:table-cell office:value-type="string">
            <text:p>Ja;"01.07.2019";"30.06.2019";"SEESTUEBERL AICHAICH";"-120,00";"";</text:p>
          </table:table-cell>
        </table:table-row>
        <table:table-row table:style-name="ro2">
          <table:table-cell office:value-type="string">
            <text:p>Ja;"28.06.2019";"27.06.2019";"STADTSPARKASSE MUENCHENFL 007";"-50,00";"";</text:p>
          </table:table-cell>
        </table:table-row>
        <table:table-row table:style-name="ro2">
          <table:table-cell office:value-type="string">
            <text:p>Ja;"25.06.2019";"24.06.2019";"DM-Drogerie MarktMuenchen";"-13,85";"";</text:p>
          </table:table-cell>
        </table:table-row>
        <table:table-row table:style-name="ro2">
          <table:table-cell office:value-type="string">
            <text:p>Ja;"24.06.2019";"20.06.2019";"EMPRESA MUNICIPAL EMTMADRID";"-10,00";"";</text:p>
          </table:table-cell>
        </table:table-row>
        <table:table-row table:style-name="ro2">
          <table:table-cell office:value-type="string">
            <text:p>Ja;"24.06.2019";"21.06.2019";"Lieferando.deAmsterdam";"-21,80";"";</text:p>
          </table:table-cell>
        </table:table-row>
        <table:table-row table:style-name="ro2">
          <table:table-cell office:value-type="string">
            <text:p>Ja;"24.06.2019";"22.06.2019";"NINTENDO <text:s text:c="3"/>*OF EUROPE800-255-3700";"-14,99";"";</text:p>
          </table:table-cell>
        </table:table-row>
        <table:table-row table:style-name="ro2">
          <table:table-cell office:value-type="string">
            <text:p>Ja;"22.06.2019";"21.06.2019";"Ausgleich Kreditkarte gem. Abrechnung v. 21.06.19";"1.973,55";"";</text:p>
          </table:table-cell>
        </table:table-row>
        <table:table-row table:style-name="ro2">
          <table:table-cell office:value-type="string">
            <text:p>Ja;"21.06.2019";"20.06.2019";"REWE Markt GmbH To GoMuenchen";"-7,70";"";</text:p>
          </table:table-cell>
        </table:table-row>
        <table:table-row table:style-name="ro2">
          <table:table-cell office:value-type="string">
            <text:p>Ja;"21.06.2019";"20.06.2019";"127 TAIPEI BARMADRID";"-19,60";"";</text:p>
          </table:table-cell>
        </table:table-row>
        <table:table-row table:style-name="ro2">
          <table:table-cell office:value-type="string">
            <text:p>Ja;"21.06.2019";"20.06.2019";"MUSEO DEL PRADOMADRID";"-30,00";"";</text:p>
          </table:table-cell>
        </table:table-row>
        <table:table-row table:style-name="ro2">
          <table:table-cell office:value-type="string">
            <text:p>Ja;"21.06.2019";"19.06.2019";"MKGRANADA2GRANADA";"-17,37";"";</text:p>
          </table:table-cell>
        </table:table-row>
        <table:table-row table:style-name="ro2">
          <table:table-cell office:value-type="string">
            <text:p>Ja;"21.06.2019";"19.06.2019";"EL PIANOGRANADA";"-21,90";"";</text:p>
          </table:table-cell>
        </table:table-row>
        <table:table-row table:style-name="ro2">
          <table:table-cell office:value-type="string">
            <text:p>Ja;"21.06.2019";"18.06.2019";"HICURIGRANADA";"-27,90";"";</text:p>
          </table:table-cell>
        </table:table-row>
        <table:table-row table:style-name="ro2">
          <table:table-cell office:value-type="string">
            <text:p>Ja;"21.06.2019";"19.06.2019";"EL TABLON VERDEGRANADA";"-26,05";"";</text:p>
          </table:table-cell>
        </table:table-row>
        <table:table-row table:style-name="ro2">
          <table:table-cell office:value-type="string">
            <text:p>Ja;"19.06.2019";"18.06.2019";"RAPID EROSKIGRANADA";"-4,29";"";</text:p>
          </table:table-cell>
        </table:table-row>
        <table:table-row table:style-name="ro2">
          <table:table-cell office:value-type="string">
            <text:p>Ja;"18.06.2019";"17.06.2019";"HICURIGRANADA";"-33,00";"";</text:p>
          </table:table-cell>
        </table:table-row>
        <table:table-row table:style-name="ro2">
          <table:table-cell office:value-type="string">
            <text:p>Ja;"17.06.2019";"14.06.2019";"ESTABLECIMIENTOS PIEDRA SCORDOBA";"-5,16";"";</text:p>
          </table:table-cell>
        </table:table-row>
        <table:table-row table:style-name="ro2">
          <table:table-cell office:value-type="string">
            <text:p>Ja;"17.06.2019";"14.06.2019";"LA BOCACORDOBA";"-30,00";"";</text:p>
          </table:table-cell>
        </table:table-row>
        <table:table-row table:style-name="ro2">
          <table:table-cell office:value-type="string">
            <text:p>Ja;"17.06.2019";"15.06.2019";"SpotifyStockholm";"-9,99";"";</text:p>
          </table:table-cell>
        </table:table-row>
        <table:table-row table:style-name="ro2">
          <table:table-cell office:value-type="string">
            <text:p>Ja;"17.06.2019";"15.06.2019";"EL ENANO VERDESEVILLA";"-24,00";"";</text:p>
          </table:table-cell>
        </table:table-row>
        <table:table-row table:style-name="ro2">
          <table:table-cell office:value-type="string">
            <text:p>Ja;"17.06.2019";"15.06.2019";"HABANITASEVILLA";"-32,50";"";</text:p>
          </table:table-cell>
        </table:table-row>
        <table:table-row table:style-name="ro2">
          <table:table-cell office:value-type="string">
            <text:p>Ja;"17.06.2019";"15.06.2019";"OTEROS SPORT PUENTE Y PELSEVILLA";"-44,99";"";</text:p>
          </table:table-cell>
        </table:table-row>
        <table:table-row table:style-name="ro2">
          <table:table-cell office:value-type="string">
            <text:p>Ja;"17.06.2019";"16.06.2019";"RESTAURANTE ITALIANOSEVILLA";"-27,00";"";</text:p>
          </table:table-cell>
        </table:table-row>
        <table:table-row table:style-name="ro2">
          <table:table-cell office:value-type="string">
            <text:p>Ja;"17.06.2019";"16.06.2019";"SACATUENTRADA.ES 2 WEBCALAHORRA";"-25,00";"";</text:p>
          </table:table-cell>
        </table:table-row>
        <table:table-row table:style-name="ro2">
          <table:table-cell office:value-type="string">
            <text:p>Ja;"14.06.2019";"13.06.2019";"TABERNA DEANESCORDOBA";"-24,00";"";</text:p>
          </table:table-cell>
        </table:table-row>
        <table:table-row table:style-name="ro2">
          <table:table-cell office:value-type="string">
            <text:p>Ja;"14.06.2019";"13.06.2019";"INST.MPAL.TURISMO-PZ TRIUCORDOBA";"-13,00";"";</text:p>
          </table:table-cell>
        </table:table-row>
        <table:table-row table:style-name="ro2">
          <table:table-cell office:value-type="string">
            <text:p>Ja;"14.06.2019";"13.06.2019";"MARTIN LEBRON SLCORDOBA";"-2,47";"";</text:p>
          </table:table-cell>
        </table:table-row>
        <table:table-row table:style-name="ro2">
          <table:table-cell office:value-type="string">
            <text:p>Ja;"13.06.2019";"12.06.2019";"TRAINLINELONDON";"-107,35";"";</text:p>
          </table:table-cell>
        </table:table-row>
        <table:table-row table:style-name="ro2">
          <table:table-cell office:value-type="string">
            <text:p>Ja;"13.06.2019";"12.06.2019";"ATM 5100 B. SANTANDE1MADRID";"-202,00";"";</text:p>
          </table:table-cell>
        </table:table-row>
        <table:table-row table:style-name="ro2">
          <table:table-cell office:value-type="string">
            <text:p>Ja;"13.06.2019";"12.06.2019";"LA ENCOMIENDA VEGANAMADRID";"-23,00";"";</text:p>
          </table:table-cell>
        </table:table-row>
        <table:table-row table:style-name="ro2">
          <table:table-cell office:value-type="string">
            <text:p>Ja;"13.06.2019";"12.06.2019";"MASA MADRE VEGAN FOODMADRID";"-23,00";"";</text:p>
          </table:table-cell>
        </table:table-row>
        <table:table-row table:style-name="ro2">
          <table:table-cell office:value-type="string">
            <text:p>Ja;"12.06.2019";"11.06.2019";"RENFEMADRID";"-23,00";"";</text:p>
          </table:table-cell>
        </table:table-row>
        <table:table-row table:style-name="ro2">
          <table:table-cell office:value-type="string">
            <text:p>Ja;"11.06.2019";"10.06.2019";"MUC 342 CHECKOUTMUENCHEN FLUG";"-13,90";"";</text:p>
          </table:table-cell>
        </table:table-row>
        <table:table-row table:style-name="ro2">
          <table:table-cell office:value-type="string">
            <text:p>Ja;"11.06.2019";"10.06.2019";"MVG AUTOMATENMUENCHEN";"-11,60";"";</text:p>
          </table:table-cell>
        </table:table-row>
        <table:table-row table:style-name="ro2">
          <table:table-cell office:value-type="string">
            <text:p>Ja;"11.06.2019";"07.06.2019";"DM-Drogerie MarktMuenchen";"-3,95";"";</text:p>
          </table:table-cell>
        </table:table-row>
        <table:table-row table:style-name="ro2">
          <table:table-cell office:value-type="string">
            <text:p>Ja;"11.06.2019";"07.06.2019";"HVB, LINDWURMSTRASSE 8MUENCHEN";"-150,00";"";</text:p>
          </table:table-cell>
        </table:table-row>
        <table:table-row table:style-name="ro2">
          <table:table-cell office:value-type="string">
            <text:p>Ja;"11.06.2019";"09.06.2019";"HOTEL GOLIATH RGBREGENSBURG";"-302,00";"";</text:p>
          </table:table-cell>
        </table:table-row>
        <table:table-row table:style-name="ro2">
          <table:table-cell office:value-type="string">
            <text:p>Ja;"07.06.2019";"06.06.2019";"DB BAHN <text:s/>A-NR DLZHEAINTERNET";"-25,00";"";</text:p>
          </table:table-cell>
        </table:table-row>
        <table:table-row table:style-name="ro2">
          <table:table-cell office:value-type="string">
            <text:p>Ja;"05.06.2019";"04.06.2019";"EDEKA M LINDWURMST 858MUENCHEN";"-23,02";"";</text:p>
          </table:table-cell>
        </table:table-row>
        <table:table-row table:style-name="ro2">
          <table:table-cell office:value-type="string">
            <text:p>Ja;"04.06.2019";"03.06.2019";"HVB, LINDWURMSTRASSE 8MUENCHEN";"-100,00";"";</text:p>
          </table:table-cell>
        </table:table-row>
        <table:table-row table:style-name="ro2">
          <table:table-cell office:value-type="string">
            <text:p>Ja;"03.06.2019";"31.05.2019";"Lidl Vertriebs GmbH &amp; Co.Muenchen";"-17,15";"";</text:p>
          </table:table-cell>
        </table:table-row>
        <table:table-row table:style-name="ro2">
          <table:table-cell office:value-type="string">
            <text:p>Ja;"03.06.2019";"02.06.2019";"Lieferando.deAmsterdam";"-25,10";"";</text:p>
          </table:table-cell>
        </table:table-row>
        <table:table-row table:style-name="ro2">
          <table:table-cell office:value-type="string">
            <text:p>Ja;"31.05.2019";"29.05.2019";"EDEKA M ECHARDINGE 731MUENCHEN";"-40,99";"";</text:p>
          </table:table-cell>
        </table:table-row>
        <table:table-row table:style-name="ro2">
          <table:table-cell office:value-type="string">
            <text:p>Ja;"29.05.2019";"28.05.2019";"EDEKA M LINDWURMST 858MUENCHEN";"-7,81";"";</text:p>
          </table:table-cell>
        </table:table-row>
        <table:table-row table:style-name="ro2">
          <table:table-cell office:value-type="string">
            <text:p>Ja;"28.05.2019";"25.05.2019";"A.S.D. INTERNATIONAL KARTMONIGA DEL GA";"-80,00";"";</text:p>
          </table:table-cell>
        </table:table-row>
        <table:table-row table:style-name="ro2">
          <table:table-cell office:value-type="string">
            <text:p>Ja;"28.05.2019";"26.05.2019";"MAUTSTELLE SCHOENBERGSCHOENBERG";"-9,50";"";</text:p>
          </table:table-cell>
        </table:table-row>
        <table:table-row table:style-name="ro2">
          <table:table-cell office:value-type="string">
            <text:p>Ja;"28.05.2019";"27.05.2019";"EDEKA M LINDWURMST 858MUENCHEN";"-10,69";"";</text:p>
          </table:table-cell>
        </table:table-row>
        <table:table-row table:style-name="ro2">
          <table:table-cell office:value-type="string">
            <text:p>Ja;"28.05.2019";"27.05.2019";"STADTSPARKASSE MUENCHENFL 231";"-100,00";"";</text:p>
          </table:table-cell>
        </table:table-row>
        <table:table-row table:style-name="ro2">
          <table:table-cell office:value-type="string">
            <text:p>Ja;"27.05.2019";"24.05.2019";"AREA DI SERVIZIO LAIMBBOLZANO";"-66,64";"";</text:p>
          </table:table-cell>
        </table:table-row>
        <table:table-row table:style-name="ro2">
          <table:table-cell office:value-type="string">
            <text:p>Ja;"27.05.2019";"24.05.2019";"CARNELUTTI FEDERICODESENZANO DEL";"-30,00";"";</text:p>
          </table:table-cell>
        </table:table-row>
        <table:table-row table:style-name="ro2">
          <table:table-cell office:value-type="string">
            <text:p>Ja;"27.05.2019";"24.05.2019";"MAUTSTELLE SCHOENBERGSCHOENBERG";"-9,50";"";</text:p>
          </table:table-cell>
        </table:table-row>
        <table:table-row table:style-name="ro2">
          <table:table-cell office:value-type="string">
            <text:p>Ja;"27.05.2019";"26.05.2019";"MVG AUTOMATENMUENCHEN";"-2,90";"";</text:p>
          </table:table-cell>
        </table:table-row>
        <table:table-row table:style-name="ro2">
          <table:table-cell office:value-type="string">
            <text:p>Ja;"27.05.2019";"26.05.2019";"Lieferando.deAmsterdam";"-27,60";"";</text:p>
          </table:table-cell>
        </table:table-row>
        <table:table-row table:style-name="ro2">
          <table:table-cell office:value-type="string">
            <text:p>Ja;"27.05.2019";"26.05.2019";"OMV 5750/Vomp";"-58,35";"";</text:p>
          </table:table-cell>
        </table:table-row>
        <table:table-row table:style-name="ro2">
          <table:table-cell office:value-type="string">
            <text:p>Ja;"27.05.2019";"26.05.2019";"MC DONALDSTRENTO";"-5,25";"";</text:p>
          </table:table-cell>
        </table:table-row>
        <table:table-row table:style-name="ro2">
          <table:table-cell office:value-type="string">
            <text:p>Ja;"27.05.2019";"26.05.2019";"MC DONALDSTRENTO";"-1,20";"";</text:p>
          </table:table-cell>
        </table:table-row>
        <table:table-row table:style-name="ro2">
          <table:table-cell office:value-type="string">
            <text:p>Ja;"24.05.2019";"23.05.2019";"EDEKA MUENCHEN. IMPLERMUENCHEN";"-34,89";"";</text:p>
          </table:table-cell>
        </table:table-row>
        <table:table-row table:style-name="ro2">
          <table:table-cell office:value-type="string">
            <text:p>Ja;"24.05.2019";"23.05.2019";"OMV 7240/Kiefersfelden";"-12,24";"";</text:p>
          </table:table-cell>
        </table:table-row>
        <table:table-row table:style-name="ro2">
          <table:table-cell office:value-type="string">
            <text:p>Ja;"23.05.2019";"22.05.2019";"Ausgleich Kreditkarte gem. Abrechnung v. 22.05.19";"1.293,08";"";</text:p>
          </table:table-cell>
        </table:table-row>
        <table:table-row table:style-name="ro2">
          <table:table-cell office:value-type="string">
            <text:p>Ja;"20.05.2019";"19.05.2019";"DB BAHN <text:s/>A-NR ADC2OGINTERNET";"-32,00";"";</text:p>
          </table:table-cell>
        </table:table-row>
        <table:table-row table:style-name="ro2">
          <table:table-cell office:value-type="string">
            <text:p>Ja;"17.05.2019";"16.05.2019";"RAIFFEISENBANK M.NCH ATM.MUENCHEN";"-200,00";"";</text:p>
          </table:table-cell>
        </table:table-row>
        <table:table-row table:style-name="ro2">
          <table:table-cell office:value-type="string">
            <text:p>Ja;"16.05.2019";"15.05.2019";"SpotifyStockholm";"-9,99";"";</text:p>
          </table:table-cell>
        </table:table-row>
        <table:table-row table:style-name="ro2">
          <table:table-cell office:value-type="string">
            <text:p>Ja;"14.05.2019";"13.05.2019";"Ngoc GiaoMunchen";"-43,00";"";</text:p>
          </table:table-cell>
        </table:table-row>
        <table:table-row table:style-name="ro2">
          <table:table-cell office:value-type="string">
            <text:p>Ja;"14.05.2019";"13.05.2019";"DB BAHN <text:s/>A-NR EL4Z4AINTERNET";"-5,80";"";</text:p>
          </table:table-cell>
        </table:table-row>
        <table:table-row table:style-name="ro2">
          <table:table-cell office:value-type="string">
            <text:p>Ja;"13.05.2019";"10.05.2019";"MVG AUTOMATENMUENCHEN";"-3,00";"";</text:p>
          </table:table-cell>
        </table:table-row>
        <table:table-row table:style-name="ro2">
          <table:table-cell office:value-type="string">
            <text:p>Ja;"13.05.2019";"10.05.2019";"DB BAHN <text:s/>A-NR LT136DINTERNET";"-2,90";"";</text:p>
          </table:table-cell>
        </table:table-row>
        <table:table-row table:style-name="ro2">
          <table:table-cell office:value-type="string">
            <text:p>Ja;"10.05.2019";"09.05.2019";"AIRBNB14158005959";"-441,22";"";</text:p>
          </table:table-cell>
        </table:table-row>
        <table:table-row table:style-name="ro2">
          <table:table-cell office:value-type="string">
            <text:p>Ja;"06.05.2019";"02.05.2019";"Hotel Belair AGWallisellen";"-127,51";"";</text:p>
          </table:table-cell>
        </table:table-row>
        <table:table-row table:style-name="ro2">
          <table:table-cell office:value-type="string">
            <text:p>Ja;"06.05.2019";"05.05.2019";"Lieferando.deAmsterdam";"-33,20";"";</text:p>
          </table:table-cell>
        </table:table-row>
        <table:table-row table:style-name="ro2">
          <table:table-cell office:value-type="string">
            <text:p>Ja;"03.05.2019";"02.05.2019";"Coop-4899 Zurich BahnhofZurich 1 Sihl";"-4,13";"-4,70 CHF";</text:p>
          </table:table-cell>
        </table:table-row>
        <table:table-row table:style-name="ro2">
          <table:table-cell office:value-type="string">
            <text:p>Ja;"03.05.2019";"02.05.2019";"A. Durr &amp; Co. AGZurich";"-6,85";"-7,80 CHF";</text:p>
          </table:table-cell>
        </table:table-row>
        <table:table-row table:style-name="ro2">
          <table:table-cell office:value-type="string">
            <text:p>Ja;"03.05.2019";"02.05.2019";"SBB WALLISELLENWALLISELLEN";"-5,97";"-6,80 CHF";</text:p>
          </table:table-cell>
        </table:table-row>
        <table:table-row table:style-name="ro2">
          <table:table-cell office:value-type="string">
            <text:p>Ja;"02.05.2019";"30.04.2019";"EDEKA M LINDWURMST 858MUENCHEN";"-10,71";"";</text:p>
          </table:table-cell>
        </table:table-row>
        <table:table-row table:style-name="ro2">
          <table:table-cell office:value-type="string">
            <text:p>Ja;"29.04.2019";"27.04.2019";"POSTBANK GOETHEPLATZ 1MUENCHEN&gt;";"-200,00";"";</text:p>
          </table:table-cell>
        </table:table-row>
        <table:table-row table:style-name="ro2">
          <table:table-cell office:value-type="string">
            <text:p>Ja;"23.04.2019";"21.04.2019";"ARAL STATION 285185120MUENCHEN";"-14,98";"";</text:p>
          </table:table-cell>
        </table:table-row>
        <table:table-row table:style-name="ro2">
          <table:table-cell office:value-type="string">
            <text:p>Ja;"23.04.2019";"21.04.2019";"BP LEIKERMOSER D(T)ANKBRAUNAU";"-46,95";"";</text:p>
          </table:table-cell>
        </table:table-row>
        <table:table-row table:style-name="ro2">
          <table:table-cell office:value-type="string">
            <text:p>Ja;"23.04.2019";"18.04.2019";"RAIFFEISENBANK M.NCH ATM.MUENCHEN";"-100,00";"";</text:p>
          </table:table-cell>
        </table:table-row>
        <table:table-row table:style-name="ro2">
          <table:table-cell office:value-type="string">
            <text:p>Ja;"23.04.2019";"20.04.2019";"ALDI SUED SAGT DANKEMUENCHEN";"-4,87";"";</text:p>
          </table:table-cell>
        </table:table-row>
        <table:table-row table:style-name="ro2">
          <table:table-cell office:value-type="string">
            <text:p>Ja;"19.04.2019";"18.04.2019";"Ausgleich Kreditkarte gem. Abrechnung v. 18.04.19";"954,14";"";</text:p>
          </table:table-cell>
        </table:table-row>
        <table:table-row table:style-name="ro2">
          <table:table-cell office:value-type="string">
            <text:p>Ja;"16.04.2019";"15.04.2019";"SpotifyStockholm";"-9,99";"";</text:p>
          </table:table-cell>
        </table:table-row>
        <table:table-row table:style-name="ro2">
          <table:table-cell office:value-type="string">
            <text:p>Ja;"15.04.2019";"13.04.2019";"SPARDA-BANK MUENCHEN35032 HAUPTBA";"-200,00";"";</text:p>
          </table:table-cell>
        </table:table-row>
        <table:table-row table:style-name="ro2">
          <table:table-cell office:value-type="string">
            <text:p>Ja;"15.04.2019";"13.04.2019";"EDEKA ERNST HAUPTBAHNHMUENCHEN";"-34,88";"";</text:p>
          </table:table-cell>
        </table:table-row>
        <table:table-row table:style-name="ro2">
          <table:table-cell office:value-type="string">
            <text:p>Ja;"10.04.2019";"09.04.2019";"HVB, LINDWURMSTRASSE 8MUENCHEN";"-100,00";"";</text:p>
          </table:table-cell>
        </table:table-row>
        <table:table-row table:style-name="ro2">
          <table:table-cell office:value-type="string">
            <text:p>Ja;"08.04.2019";"05.04.2019";"SPARDA-BANK MUENCHEN35033 HAUPTBA";"-100,00";"";</text:p>
          </table:table-cell>
        </table:table-row>
        <table:table-row table:style-name="ro2">
          <table:table-cell office:value-type="string">
            <text:p>Ja;"08.04.2019";"06.04.2019";"DB BAHN <text:s/>A-NR YUOX9FINTERNET";"-32,00";"";</text:p>
          </table:table-cell>
        </table:table-row>
        <table:table-row table:style-name="ro2">
          <table:table-cell office:value-type="string">
            <text:p>Ja;"28.03.2019";"26.03.2019";"MAUTSTELLE ST MICHAELST.MICHAEL/LU";"-12,00";"";</text:p>
          </table:table-cell>
        </table:table-row>
        <table:table-row table:style-name="ro2">
          <table:table-cell office:value-type="string">
            <text:p>Ja;"28.03.2019";"26.03.2019";"CP HRUSICAHRUSICA";"-7,40";"";</text:p>
          </table:table-cell>
        </table:table-row>
        <table:table-row table:style-name="ro2">
          <table:table-cell office:value-type="string">
            <text:p>Ja;"27.03.2019";"25.03.2019";"H&amp;M SHOP SI0201LJUBLJANA";"-31,09";"";</text:p>
          </table:table-cell>
        </table:table-row>
        <table:table-row table:style-name="ro2">
          <table:table-cell office:value-type="string">
            <text:p>Ja;"27.03.2019";"25.03.2019";"SPAR COPOVALJUBLJANA";"-3,30";"";</text:p>
          </table:table-cell>
        </table:table-row>
        <table:table-row table:style-name="ro2">
          <table:table-cell office:value-type="string">
            <text:p>Ja;"27.03.2019";"25.03.2019";"RESTAVRACIJA ZHONGHUALJUBLJANA";"-26,10";"";</text:p>
          </table:table-cell>
        </table:table-row>
        <table:table-row table:style-name="ro2">
          <table:table-cell office:value-type="string">
            <text:p>Ja;"27.03.2019";"25.03.2019";"BC LJUBLJANA BARJANSKALJUBLJANA";"-47,80";"";</text:p>
          </table:table-cell>
        </table:table-row>
        <table:table-row table:style-name="ro2">
          <table:table-cell office:value-type="string">
            <text:p>Ja;"27.03.2019";"26.03.2019";"OMV 2734/Eisentratten";"-33,86";"";</text:p>
          </table:table-cell>
        </table:table-row>
        <table:table-row table:style-name="ro2">
          <table:table-cell office:value-type="string">
            <text:p>Ja;"26.03.2019";"23.03.2019";"PUBLIC BAR &amp; VEGAN KITCHEBLED";"-25,80";"";</text:p>
          </table:table-cell>
        </table:table-row>
        <table:table-row table:style-name="ro2">
          <table:table-cell office:value-type="string">
            <text:p>Ja;"26.03.2019";"24.03.2019";"MOSAIC APARTMANTSLJUBLJANA";"-90,52";"";</text:p>
          </table:table-cell>
        </table:table-row>
        <table:table-row table:style-name="ro2">
          <table:table-cell office:value-type="string">
            <text:p>Ja;"25.03.2019";"23.03.2019";"HOTEL PARKBLED";"-150,00";"";</text:p>
          </table:table-cell>
        </table:table-row>
        <table:table-row table:style-name="ro2">
          <table:table-cell office:value-type="string">
            <text:p>Ja;"25.03.2019";"23.03.2019";"Eni ServiceStation 2041Zederhaus/Kro";"-30,00";"";</text:p>
          </table:table-cell>
        </table:table-row>
        <table:table-row table:style-name="ro2">
          <table:table-cell office:value-type="string">
            <text:p>Ja;"25.03.2019";"23.03.2019";"MAUTSTELLE ROSENBACHROSENBACH";"-7,40";"";</text:p>
          </table:table-cell>
        </table:table-row>
        <table:table-row table:style-name="ro2">
          <table:table-cell office:value-type="string">
            <text:p>Ja;"25.03.2019";"23.03.2019";"MAUTSTELLE ST MICHAELST.MICHAEL/LU";"-12,00";"";</text:p>
          </table:table-cell>
        </table:table-row>
        <table:table-row table:style-name="ro2">
          <table:table-cell office:value-type="string">
            <text:p>Ja;"23.03.2019";"22.03.2019";"Ausgleich Kreditkarte gem. Abrechnung v. 22.03.19";"622,22";"";</text:p>
          </table:table-cell>
        </table:table-row>
        <table:table-row table:style-name="ro2">
          <table:table-cell office:value-type="string">
            <text:p>Ja;"18.03.2019";"15.03.2019";"SpotifyStockholm";"-9,99";"";</text:p>
          </table:table-cell>
        </table:table-row>
        <table:table-row table:style-name="ro2">
          <table:table-cell office:value-type="string">
            <text:p>Ja;"12.03.2019";"11.03.2019";"RATSCHINGS JAUFENRATSCHINGS";"-104,00";"";</text:p>
          </table:table-cell>
        </table:table-row>
        <table:table-row table:style-name="ro2">
          <table:table-cell office:value-type="string">
            <text:p>Ja;"07.03.2019";"06.03.2019";"EDEKA M LINDWURMST 858MUENCHEN";"-8,23";"";</text:p>
          </table:table-cell>
        </table:table-row>
        <table:table-row table:style-name="ro2">
          <table:table-cell office:value-type="string">
            <text:p>Ja;"04.03.2019";"01.03.2019";"Sparkasse RegensburgSTEINWEG";"-400,00";"";</text:p>
          </table:table-cell>
        </table:table-row>
        <table:table-row table:style-name="ro2">
          <table:table-cell office:value-type="string">
            <text:p>Ja;"25.02.2019";"23.02.2019";"Sparkasse RegensburgPENTLING";"-100,00";"";</text:p>
          </table:table-cell>
        </table:table-row>
        <table:table-row table:style-name="ro2">
          <table:table-cell office:value-type="string">
            <text:p>Ja;"23.02.2019";"22.02.2019";"Ausgleich Kreditkarte gem. Abrechnung v. 22.02.19";"848,64";"";</text:p>
          </table:table-cell>
        </table:table-row>
        <table:table-row table:style-name="ro2">
          <table:table-cell office:value-type="string">
            <text:p>Ja;"19.02.2019";"18.02.2019";"WWW.HULA-MANUFAKTUR.DEHAMBURG";"-56,00";"";</text:p>
          </table:table-cell>
        </table:table-row>
        <table:table-row table:style-name="ro2">
          <table:table-cell office:value-type="string">
            <text:p>Ja;"18.02.2019";"15.02.2019";"SpotifyStockholm";"-9,99";"";</text:p>
          </table:table-cell>
        </table:table-row>
        <table:table-row table:style-name="ro2">
          <table:table-cell office:value-type="string">
            <text:p>Ja;"18.02.2019";"17.02.2019";"Scheffau TicketScheffau";"-102,00";"";</text:p>
          </table:table-cell>
        </table:table-row>
        <table:table-row table:style-name="ro2">
          <table:table-cell office:value-type="string">
            <text:p>Ja;"15.02.2019";"14.02.2019";"SUMUP <text:s/>*KANSHA GMBH &amp; CO.MUNCHEN";"-88,00";"";</text:p>
          </table:table-cell>
        </table:table-row>
        <table:table-row table:style-name="ro2">
          <table:table-cell office:value-type="string">
            <text:p>Ja;"11.02.2019";"08.02.2019";"RAIFFEISENBANK M.NCH ATM.MUENCHEN";"-100,00";"";</text:p>
          </table:table-cell>
        </table:table-row>
        <table:table-row table:style-name="ro2">
          <table:table-cell office:value-type="string">
            <text:p>Ja;"06.02.2019";"04.02.2019";"KAUFLAND MUENCHEN NEUPERLMUENCHEN";"-13,95";"";</text:p>
          </table:table-cell>
        </table:table-row>
        <table:table-row table:style-name="ro2">
          <table:table-cell office:value-type="string">
            <text:p>Ja;"06.02.2019";"05.02.2019";"Paulaner im TalMunchen";"-29,00";"";</text:p>
          </table:table-cell>
        </table:table-row>
        <table:table-row table:style-name="ro2">
          <table:table-cell office:value-type="string">
            <text:p>Ja;"05.02.2019";"04.02.2019";"SPARDA-BANK MUENCHEN71030 SPARDA";"-100,00";"";</text:p>
          </table:table-cell>
        </table:table-row>
        <table:table-row table:style-name="ro2">
          <table:table-cell office:value-type="string">
            <text:p>Ja;"04.02.2019";"01.02.2019";"OMV 7192/F rholzen";"-4,19";"";</text:p>
          </table:table-cell>
        </table:table-row>
        <table:table-row table:style-name="ro2">
          <table:table-cell office:value-type="string">
            <text:p>Ja;"04.02.2019";"01.02.2019";"FOODORA GERMANYBerlin";"-17,80";"";</text:p>
          </table:table-cell>
        </table:table-row>
        <table:table-row table:style-name="ro2">
          <table:table-cell office:value-type="string">
            <text:p>Ja;"31.01.2019";"30.01.2019";"MYLAPS B.V.MYLAPS.COM";"-80,31";"";</text:p>
          </table:table-cell>
        </table:table-row>
        <table:table-row table:style-name="ro2">
          <table:table-cell office:value-type="string">
            <text:p>Ja;"31.01.2019";"30.01.2019";"RAIFFEISENBANK M.NCH ATM.MUENCHEN";"-100,00";"";</text:p>
          </table:table-cell>
        </table:table-row>
        <table:table-row table:style-name="ro2">
          <table:table-cell office:value-type="string">
            <text:p>Ja;"30.01.2019";"29.01.2019";"EVENTIM / TICKETSAMSTERDAM";"-47,40";"";</text:p>
          </table:table-cell>
        </table:table-row>
        <table:table-row table:style-name="ro2">
          <table:table-cell office:value-type="string">
            <text:p>Ja;"25.01.2019";"24.01.2019";"RAIFFEISENBANK M.NCH ATM.MUENCHEN";"-100,00";"";</text:p>
          </table:table-cell>
        </table:table-row>
        <table:table-row table:style-name="ro2">
          <table:table-cell office:value-type="string">
            <text:p>Ja;"23.01.2019";"22.01.2019";"Ausgleich Kreditkarte gem. Abrechnung v. 22.01.19";"886,51";"";</text:p>
          </table:table-cell>
        </table:table-row>
        <table:table-row table:style-name="ro2">
          <table:table-cell office:value-type="string">
            <text:p>Ja;"21.01.2019";"18.01.2019";"858 EDEKA M LINDWURMSTMUENCHEN";"-9,50";"";</text:p>
          </table:table-cell>
        </table:table-row>
        <table:table-row table:style-name="ro2">
          <table:table-cell office:value-type="string">
            <text:p>Ja;"21.01.2019";"19.01.2019";"BANYAN RESTAURANTMUENCHEN";"-60,00";"";</text:p>
          </table:table-cell>
        </table:table-row>
        <table:table-row table:style-name="ro2">
          <table:table-cell office:value-type="string">
            <text:p>Ja;"17.01.2019";"16.01.2019";"Tankstelle 6142Mieders";"-40,63";"";</text:p>
          </table:table-cell>
        </table:table-row>
        <table:table-row table:style-name="ro2">
          <table:table-cell office:value-type="string">
            <text:p>Ja;"16.01.2019";"15.01.2019";"SpotifyStockholm";"-9,99";"";</text:p>
          </table:table-cell>
        </table:table-row>
        <table:table-row table:style-name="ro2">
          <table:table-cell office:value-type="string">
            <text:p>Ja;"16.01.2019";"15.01.2019";"SERLESLIFTE MIEDERSMIEDERS";"-48,00";"";</text:p>
          </table:table-cell>
        </table:table-row>
        <table:table-row table:style-name="ro2">
          <table:table-cell office:value-type="string">
            <text:p>Ja;"15.01.2019";"14.01.2019";"SERLESLIFTE MIEDERSMIEDERS";"-45,00";"";</text:p>
          </table:table-cell>
        </table:table-row>
        <table:table-row table:style-name="ro2">
          <table:table-cell office:value-type="string">
            <text:p>Ja;"15.01.2019";"14.01.2019";"OMV 7240/Kiefersfelden";"-12,99";"";</text:p>
          </table:table-cell>
        </table:table-row>
        <table:table-row table:style-name="ro2">
          <table:table-cell office:value-type="string">
            <text:p>Ja;"14.01.2019";"11.01.2019";"858 EDEKA M LINDWURMSTMUENCHEN";"-25,67";"";</text:p>
          </table:table-cell>
        </table:table-row>
        <table:table-row table:style-name="ro2">
          <table:table-cell office:value-type="string">
            <text:p>Ja;"14.01.2019";"13.01.2019";"BP TANKSTELLEBRAUNAU";"-34,30";"";</text:p>
          </table:table-cell>
        </table:table-row>
        <table:table-row table:style-name="ro2">
          <table:table-cell office:value-type="string">
            <text:p>Ja;"14.01.2019";"13.01.2019";"VR-BANK ROTTAL-INN EGERING 7253";"-100,00";"";</text:p>
          </table:table-cell>
        </table:table-row>
        <table:table-row table:style-name="ro2">
          <table:table-cell office:value-type="string">
            <text:p>Ja;"14.01.2019";"12.01.2019";"858 EDEKA M LINDWURMSTMUENCHEN";"-16,20";"";</text:p>
          </table:table-cell>
        </table:table-row>
        <table:table-row table:style-name="ro2">
          <table:table-cell office:value-type="string">
            <text:p>Ja;"11.01.2019";"10.01.2019";"EDEKA ERNST HAUPTBAHNHMUENCHEN";"-5,48";"";</text:p>
          </table:table-cell>
        </table:table-row>
        <table:table-row table:style-name="ro2">
          <table:table-cell office:value-type="string">
            <text:p>Ja;"09.01.2019";"08.01.2019";"HVB, LINDWURMSTRASSE 8MUENCHEN";"-100,00";"";</text:p>
          </table:table-cell>
        </table:table-row>
        <table:table-row table:style-name="ro2">
          <table:table-cell office:value-type="string">
            <text:p>Ja;"07.01.2019";"04.01.2019";"STADTSPARKASSE MUENCHENFL 098";"-50,00";"";</text:p>
          </table:table-cell>
        </table:table-row>
        <table:table-row table:style-name="ro2">
          <table:table-cell office:value-type="string">
            <text:p>Ja;"07.01.2019";"06.01.2019";"STADTSPARKASSE MUENCHENFL 181";"-50,00";""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1/04/2020</text:date>, <text:time>17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S</meta:editing-duration>
    <meta:editing-cycles>3</meta:editing-cycles>
    <meta:generator>OpenOffice/4.1.6$Win32 OpenOffice.org_project/416m1$Build-9790</meta:generator>
    <dc:date>2020-04-21T17:10:09.02</dc:date>
    <dc:creator>Rober To</dc:creator>
    <meta:document-statistic meta:table-count="3" meta:cell-count="223" meta:object-count="0"/>
    <meta:user-defined meta:name="Info 1"/>
    <meta:user-defined meta:name="Info 2"/>
    <meta:user-defined meta:name="Info 3"/>
    <meta:user-defined meta:name="Info 4"/>
  </office:meta>
</office:document-meta>
</file>